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Ultrafine_20_Dashed" svg:stroke-width="0.102cm" draw:marker-start-width="0.352cm" draw:marker-end="Arrow" draw:marker-end-width="0.35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02cm" draw:marker-start="Arrow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3.468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/>
    </style:style>
    <style:style style:name="P5" style:family="paragraph">
      <style:text-properties fo:font-family="'Liberation Sans'" style:font-family-generic="swiss" style:font-pitch="variable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family="'Liberation Sans'" style:font-family-generic="swiss" style:font-pitch="variable" fo:font-size="15pt" style:font-size-asian="15pt" style:font-size-complex="15pt"/>
    </style:style>
    <style:style style:name="T1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2" style:family="text">
      <style:text-properties fo:font-family="'Liberation Sans'" style:font-family-generic="swiss" style:font-pitch="variable"/>
    </style:style>
    <style:style style:name="T3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609cm" svg:height="0.962cm" svg:x="0.601cm" svg:y="0.708cm">
          <draw:text-box>
            <text:p text:style-name="P1"><text:span text:style-name="T1">Application</text:span></text:p>
          </draw:text-box>
        </draw:frame>
        <draw:frame draw:style-name="gr1" draw:text-style-name="P4" draw:layer="layout" svg:width="3.643cm" svg:height="1.673cm" svg:x="10.38cm" svg:y="0.408cm">
          <draw:text-box>
            <text:p text:style-name="P3"><text:span text:style-name="T2">Notification</text:span></text:p>
            <text:p text:style-name="P3"><text:span text:style-name="T2">Server</text:span></text:p>
          </draw:text-box>
        </draw:frame>
        <draw:frame draw:style-name="gr1" draw:text-style-name="P5" draw:layer="layout" svg:width="3.808cm" svg:height="0.962cm" svg:x="14.988cm" svg:y="0.635cm">
          <draw:text-box>
            <text:p><text:span text:style-name="T2">Webservice</text:span></text:p>
          </draw:text-box>
        </draw:frame>
        <draw:line draw:style-name="gr2" draw:text-style-name="P3" draw:layer="layout" svg:x1="12.093cm" svg:y1="1.905cm" svg:x2="12.093cm" svg:y2="14.605cm">
          <text:p/>
        </draw:line>
        <draw:line draw:style-name="gr3" draw:text-style-name="P3" draw:layer="layout" svg:x1="1.143cm" svg:y1="2.667cm" svg:x2="6.096cm" svg:y2="2.921cm">
          <text:p/>
        </draw:line>
        <draw:frame draw:style-name="gr1" draw:text-style-name="P7" draw:layer="layout" svg:width="5.176cm" svg:height="0.839cm" draw:transform="rotate (-0.050090949532237) translate (1.074cm 1.856cm)">
          <draw:text-box>
            <text:p text:style-name="P6"><text:span text:style-name="T3">Register Application</text:span></text:p>
          </draw:text-box>
        </draw:frame>
        <draw:line draw:style-name="gr4" draw:text-style-name="P3" draw:layer="layout" svg:x1="6.096cm" svg:y1="4.445cm" svg:x2="12.065cm" svg:y2="4.01cm">
          <text:p/>
        </draw:line>
        <draw:frame draw:style-name="gr5" draw:text-style-name="P7" draw:layer="layout" svg:width="3.968cm" svg:height="0.839cm" draw:transform="rotate (0.0836012711705284) translate (6.392cm 3.699cm)">
          <draw:text-box>
            <text:p text:style-name="P6"><text:span text:style-name="T3">Receive Token</text:span></text:p>
          </draw:text-box>
        </draw:frame>
        <draw:line draw:style-name="gr3" draw:text-style-name="P3" draw:layer="layout" svg:x1="1.143cm" svg:y1="5.353cm" svg:x2="18.415cm" svg:y2="6.477cm">
          <text:p/>
        </draw:line>
        <draw:frame draw:style-name="gr1" draw:text-style-name="P7" draw:layer="layout" svg:width="3.288cm" svg:height="0.839cm" draw:transform="rotate (-0.0696386371545741) translate (14.477cm 5.351cm)">
          <draw:text-box>
            <text:p text:style-name="P6"><text:span text:style-name="T3">Send Token</text:span></text:p>
          </draw:text-box>
        </draw:frame>
        <draw:line draw:style-name="gr2" draw:text-style-name="P3" draw:layer="layout" svg:x1="18.493cm" svg:y1="1.905cm" svg:x2="18.443cm" svg:y2="14.605cm">
          <text:p/>
        </draw:line>
        <draw:line draw:style-name="gr2" draw:text-style-name="P3" draw:layer="layout" svg:x1="1.093cm" svg:y1="1.905cm" svg:x2="1.143cm" svg:y2="14.605cm">
          <text:p/>
        </draw:line>
        <draw:line draw:style-name="gr3" draw:text-style-name="P3" draw:layer="layout" svg:x1="6.096cm" svg:y1="7.004cm" svg:x2="12.038cm" svg:y2="7.366cm">
          <text:p/>
        </draw:line>
        <draw:frame draw:style-name="gr1" draw:text-style-name="P7" draw:layer="layout" svg:width="2.826cm" svg:height="0.839cm" draw:transform="rotate (-0.0757472895365539) translate (8.62cm 6.336cm)">
          <draw:text-box>
            <text:p text:style-name="P6"><text:span text:style-name="T3">Keepalive</text:span></text:p>
          </draw:text-box>
        </draw:frame>
        <draw:line draw:style-name="gr4" draw:text-style-name="P3" draw:layer="layout" svg:x1="6.096cm" svg:y1="8.428cm" svg:x2="12.065cm" svg:y2="8.174cm">
          <text:p/>
        </draw:line>
        <draw:line draw:style-name="gr2" draw:text-style-name="P3" draw:layer="layout" svg:x1="6.096cm" svg:y1="1.905cm" svg:x2="6.096cm" svg:y2="14.605cm">
          <text:p/>
        </draw:line>
        <draw:frame draw:style-name="gr1" draw:text-style-name="P2" draw:layer="layout" svg:width="1.421cm" svg:height="0.962cm" svg:x="5.588cm" svg:y="0.943cm">
          <draw:text-box>
            <text:p text:style-name="P1"><text:span text:style-name="T1">OS</text:span></text:p>
          </draw:text-box>
        </draw:frame>
        <draw:line draw:style-name="gr3" draw:text-style-name="P3" draw:layer="layout" svg:x1="6.143cm" svg:y1="3.068cm" svg:x2="12.192cm" svg:y2="3.429cm">
          <text:p/>
        </draw:line>
        <draw:frame draw:style-name="gr1" draw:text-style-name="P7" draw:layer="layout" svg:width="5.176cm" svg:height="0.839cm" draw:transform="rotate (-0.050090949532237) translate (6.641cm 2.332cm)">
          <draw:text-box>
            <text:p text:style-name="P6"><text:span text:style-name="T3">Register Application</text:span></text:p>
          </draw:text-box>
        </draw:frame>
        <draw:line draw:style-name="gr4" draw:text-style-name="P3" draw:layer="layout" svg:x1="1.143cm" svg:y1="4.953cm" svg:x2="6.096cm" svg:y2="4.572cm">
          <text:p/>
        </draw:line>
        <draw:frame draw:style-name="gr5" draw:text-style-name="P7" draw:layer="layout" svg:width="3.968cm" svg:height="0.839cm" draw:transform="rotate (0.0836012711705284) translate (1.651cm 4.141cm)">
          <draw:text-box>
            <text:p text:style-name="P6"><text:span text:style-name="T3">Receive Token</text:span></text:p>
          </draw:text-box>
        </draw:frame>
        <draw:frame draw:style-name="gr5" draw:text-style-name="P7" draw:layer="layout" svg:width="3.968cm" svg:height="0.839cm" draw:transform="rotate (0.0445058959258554) translate (6.881cm 7.545cm)">
          <draw:text-box>
            <text:p text:style-name="P6"><text:span text:style-name="T3">Keepalive</text:span></text:p>
          </draw:text-box>
        </draw:frame>
        <draw:line draw:style-name="gr4" draw:text-style-name="P3" draw:layer="layout" svg:x1="12.138cm" svg:y1="9.5cm" svg:x2="18.415cm" svg:y2="8.89cm">
          <text:p/>
        </draw:line>
        <draw:frame draw:style-name="gr5" draw:text-style-name="P7" draw:layer="layout" svg:width="3.968cm" svg:height="0.839cm" draw:transform="rotate (0.0743510261349584) translate (12.714cm 8.677cm)">
          <draw:text-box>
            <text:p text:style-name="P6"><text:span text:style-name="T3">Notification</text:span></text:p>
          </draw:text-box>
        </draw:frame>
        <draw:line draw:style-name="gr4" draw:text-style-name="P3" draw:layer="layout" svg:x1="6.042cm" svg:y1="10.316cm" svg:x2="12.065cm" svg:y2="9.706cm">
          <text:p/>
        </draw:line>
        <draw:frame draw:style-name="gr5" draw:text-style-name="P7" draw:layer="layout" svg:width="3.968cm" svg:height="0.839cm" draw:transform="rotate (0.0743510261349584) translate (6.618cm 9.493cm)">
          <draw:text-box>
            <text:p text:style-name="P6"><text:span text:style-name="T3">Notification</text:span></text:p>
          </draw:text-box>
        </draw:frame>
        <draw:line draw:style-name="gr4" draw:text-style-name="P3" draw:layer="layout" svg:x1="1.27cm" svg:y1="11.049cm" svg:x2="6.023cm" svg:y2="10.514cm">
          <text:p/>
        </draw:line>
        <draw:frame draw:style-name="gr5" draw:text-style-name="P7" draw:layer="layout" svg:width="3.968cm" svg:height="0.839cm" draw:transform="rotate (0.129677963423179) translate (1.669cm 10.212cm)">
          <draw:text-box>
            <text:p text:style-name="P6"><text:span text:style-name="T3">Notification</text:span></text:p>
          </draw:text-box>
        </draw:frame>
        <draw:line draw:style-name="gr3" draw:text-style-name="P3" draw:layer="layout" svg:x1="6.096cm" svg:y1="12.038cm" svg:x2="12.038cm" svg:y2="12.4cm">
          <text:p/>
        </draw:line>
        <draw:frame draw:style-name="gr1" draw:text-style-name="P7" draw:layer="layout" svg:width="2.826cm" svg:height="0.839cm" draw:transform="rotate (-0.0757472895365539) translate (8.62cm 11.37cm)">
          <draw:text-box>
            <text:p text:style-name="P6"><text:span text:style-name="T3">Keepalive</text:span></text:p>
          </draw:text-box>
        </draw:frame>
        <draw:line draw:style-name="gr4" draw:text-style-name="P3" draw:layer="layout" svg:x1="6.096cm" svg:y1="13.462cm" svg:x2="12.065cm" svg:y2="13.208cm">
          <text:p/>
        </draw:line>
        <draw:frame draw:style-name="gr5" draw:text-style-name="P7" draw:layer="layout" svg:width="3.968cm" svg:height="0.839cm" draw:transform="rotate (0.0445058959258554) translate (6.881cm 12.579cm)">
          <draw:text-box>
            <text:p text:style-name="P6"><text:span text:style-name="T3">Keepal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9.81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8T21:00:28</meta:creation-date>
    <dc:date>2013-06-08T21:50:11</dc:date>
    <meta:editing-duration>PT1M33S</meta:editing-duration>
    <meta:editing-cycles>1</meta:editing-cycles>
    <meta:document-statistic meta:object-count="32"/>
    <meta:generator>LibreOffice/3.6$MacOSX_x86 LibreOffice_project/e29a214-2bbed72-0621de6-a97528c-8f066d</meta:generator>
  </office:meta>
</office:document-meta>
</file>